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itUtils.begin_method( ClassEmitter e ,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load_class_helper( CodeEmitter e , final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mitUtils.member_switch_helper( final CodeEmitter e , List members , final ObjectSwitchCallback callback , boolean us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mitUtils.processElement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append_string( final CodeEmitter e , Type type , final ArrayDelimiters delims , final Customiz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itUtils.load_class_this( CodeEmitter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append_string( final CodeEmitter e , Type type , final ArrayDelimiters delims , final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hash_long( CodeEmitter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itUtils.string_switch( CodeEmitter e , String [ ] strings , int switchStyle , ObjectSwitchCallback callb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mitUtils.not_equals( CodeEmitter e , Type type , final Label notEquals , final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push_array( CodeEmitter e ,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itUtils.add_properties( ClassEmitter ce , String [ ] names , Type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itUtils.wrap_throwable( Block block , Type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itUtils.processCase( int key , Label ignore_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itUtils.getSwitchKeys( Map bucke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itUtils.load_class( CodeEmitter e ,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itUtils.stringSwitchHelper( final CodeEmitter e , List strings , final ObjectSwitchCallback callback , final Label def , final Label end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itUtils.hash_code( CodeEmitter e , Type type , int multiplier , final Customizer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mitUtils.process_array( CodeEmitter e , Type type , ProcessArray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mitUtils.hash_code( CodeEmitter e , Type type , int multiplier , final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wrap_undeclared_throwable( CodeEmitter e , Block handler , Type [ ] exceptions , Type wrapp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mitUtils.constructor_switch( CodeEmitter e , List constructors , ObjectSwitch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method_switch( CodeEmitter e , List methods , ObjectSwitch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push_object( CodeEmitter e ,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mitUtils.string_switch_trie( final CodeEmitter e , String [ ] strings , final ObjectSwitch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mitUtils.member_helper_size( final CodeEmitter e , List members , final ObjectSwitchCallback callback , final ParameterTyper typer , final Label def , final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mitUtils.factory_method( ClassEmitter ce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itUtils.Emi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itUtils.not_equals_helper( CodeEmitter e , Type type , Label notEquals , CustomizerRegistry registry , ProcessArrayCallback callb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mitUtils.add_property( ClassEmitter ce , String name , Type type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itUtils.nullcmp( CodeEmitter e , Label oneNull , Label both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mitUtils.process_arrays( CodeEmitter e , Type type , ProcessArray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rrayDelimiters.ArrayDelimiters( String before , String inside , String 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itUtils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Utils.load_method( CodeEmitter e , MethodInfo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itUtils.hash_object( CodeEmitter e , Type type , CustomizerRegistry regis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mitUtils.hash_array( final CodeEmitter e , Type type , final int multiplier , final Customiz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mitUtils.append_string_helper( CodeEmitter e , Type type , ArrayDelimiters delims , CustomizerRegistry registry , ProcessArrayCallback callback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mitUtils.string_switch_hash( final CodeEmitter e , final String [ ] strings , final ObjectSwitchCallback callback , final boolean skipEqua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mitUtils.hash_primitive( CodeEmitter e ,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mitUtils.null_constructor( ClassEmitter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itUtils.shrinkStringBuffer( CodeEmitter e , int am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itUtils.processCase( int key , Label dontUse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itUtils.begin_method( ClassEmitter e , MethodInfo method ,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itUtils.not_equals( final CodeEmitter e , Type type , final Label notEquals , final Customiz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itUtils.remapComponentType( Class compon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itUtils.member_helper_type( final CodeEmitter e , List members , final ObjectSwitchCallback callback , final ParameterTyper typer , final Label def , final Label end , final BitSet check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mitUtils.processCase( Object key , Label dontUse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